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09.34pt"/>
    </style:style>
    <style:style style:name="co12" style:family="table-column">
      <style:table-column-properties fo:break-before="auto" style:column-width="423.69pt"/>
    </style:style>
    <style:style style:name="co13" style:family="table-column">
      <style:table-column-properties fo:break-before="auto" style:column-width="182.75pt"/>
    </style:style>
    <style:style style:name="co14" style:family="table-column">
      <style:table-column-properties fo:break-before="auto" style:column-width="41.41pt"/>
    </style:style>
    <style:style style:name="co15" style:family="table-column">
      <style:table-column-properties fo:break-before="auto" style:column-width="26.84pt"/>
    </style:style>
    <style:style style:name="co16" style:family="table-column">
      <style:table-column-properties fo:break-before="auto" style:column-width="61.14pt"/>
    </style:style>
    <style:style style:name="co4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89pt"/>
    </style:style>
    <style:style style:name="co18" style:family="table-column">
      <style:table-column-properties fo:break-before="auto" style:column-width="275.1pt"/>
    </style:style>
    <style:style style:name="co19" style:family="table-column">
      <style:table-column-properties fo:break-before="auto" style:column-width="86.54pt"/>
    </style:style>
    <style:style style:name="co20" style:family="table-column">
      <style:table-column-properties fo:break-before="auto" style:column-width="187.99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74.41pt"/>
    </style:style>
    <style:style style:name="co23" style:family="table-column">
      <style:table-column-properties fo:break-before="auto" style:column-width="197.01pt"/>
    </style:style>
    <style:style style:name="co24" style:family="table-column">
      <style:table-column-properties fo:break-before="auto" style:column-width="380.04pt"/>
    </style:style>
    <style:style style:name="co25" style:family="table-column">
      <style:table-column-properties fo:break-before="auto" style:column-width="166.31pt"/>
    </style:style>
    <style:style style:name="co26" style:family="table-column">
      <style:table-column-properties fo:break-before="auto" style:column-width="20.35pt"/>
    </style:style>
    <style:style style:name="co27" style:family="table-column">
      <style:table-column-properties fo:break-before="auto" style:column-width="79.99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53.46pt"/>
    </style:style>
    <style:style style:name="co30" style:family="table-column">
      <style:table-column-properties fo:break-before="auto" style:column-width="143.86pt"/>
    </style:style>
    <style:style style:name="co31" style:family="table-column">
      <style:table-column-properties fo:break-before="auto" style:column-width="30.3pt"/>
    </style:style>
    <style:style style:name="co32" style:family="table-column">
      <style:table-column-properties fo:break-before="auto" style:column-width="78.24pt"/>
    </style:style>
    <style:style style:name="co33" style:family="table-column">
      <style:table-column-properties fo:break-before="auto" style:column-width="116.31pt"/>
    </style:style>
    <style:style style:name="co34" style:family="table-column">
      <style:table-column-properties fo:break-before="auto" style:column-width="185.81pt"/>
    </style:style>
    <style:style style:name="co35" style:family="table-column">
      <style:table-column-properties fo:break-before="auto" style:column-width="352.29pt"/>
    </style:style>
    <style:style style:name="co36" style:family="table-column">
      <style:table-column-properties fo:break-before="auto" style:column-width="149.95pt"/>
    </style:style>
    <style:style style:name="co37" style:family="table-column">
      <style:table-column-properties fo:break-before="auto" style:column-width="153.24pt"/>
    </style:style>
    <style:style style:name="co38" style:family="table-column">
      <style:table-column-properties fo:break-before="auto" style:column-width="80.45pt"/>
    </style:style>
    <style:style style:name="co39" style:family="table-column">
      <style:table-column-properties fo:break-before="auto" style:column-width="203.95pt"/>
    </style:style>
    <style:style style:name="co40" style:family="table-column">
      <style:table-column-properties fo:break-before="auto" style:column-width="90.96pt"/>
    </style:style>
    <style:style style:name="co41" style:family="table-column">
      <style:table-column-properties fo:break-before="auto" style:column-width="76.05pt"/>
    </style:style>
    <style:style style:name="co42" style:family="table-column">
      <style:table-column-properties fo:break-before="auto" style:column-width="82.69pt"/>
    </style:style>
    <style:style style:name="co43" style:family="table-column">
      <style:table-column-properties fo:break-before="auto" style:column-width="221.0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fo:background-color="#33ff99"/>
      <style:text-properties style:text-position=""/>
    </style:style>
    <style:style style:name="ce12" style:family="table-cell" style:parent-style-name="Default">
      <style:table-cell-properties fo:background-color="#6666ff"/>
      <style:text-properties style:text-position=""/>
    </style:style>
    <style:style style:name="ce13" style:family="table-cell" style:parent-style-name="Default" style:data-style-name="N10113">
      <style:table-cell-properties fo:background-color="#33ff99"/>
      <style:text-properties style:text-position=""/>
    </style:style>
    <style:style style:name="ce14" style:family="table-cell" style:parent-style-name="Default" style:data-style-name="N10113">
      <style:table-cell-properties fo:background-color="#6666ff"/>
      <style:text-properties style:text-position=""/>
    </style:style>
    <style:style style:name="ce15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  <style:text-properties style:text-position=""/>
    </style:style>
    <style:style style:name="ce17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  <style:text-properties style:text-position="" fo:font-size="11pt" style:font-size-asian="11pt" style:font-size-complex="11pt"/>
    </style:style>
    <style:style style:name="ce18" style:family="table-cell" style:parent-style-name="Default" style:data-style-name="N1011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 style:data-style-name="N10113">
      <style:table-cell-properties fo:background-color="#6666ff"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6666ff"/>
      <style:text-properties fo:color="#ffff99" style:text-position="" fo:font-size="11pt" style:font-size-asian="11pt" style:font-size-complex="11pt"/>
    </style:style>
    <style:style style:name="ce20" style:family="table-cell" style:parent-style-name="Default" style:data-style-name="N10113"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 style:data-style-name="N10113">
      <style:table-cell-properties fo:background-color="#6666ff"/>
      <style:text-properties style:text-position=""/>
    </style:style>
    <style:style style:name="ce27" style:family="table-cell" style:parent-style-name="Default" style:data-style-name="N10113">
      <style:text-properties style:text-position=""/>
    </style:style>
    <style:style style:name="ce28" style:family="table-cell" style:parent-style-name="Default" style:data-style-name="N125">
      <style:table-cell-properties fo:background-color="#6666ff"/>
      <style:text-properties style:text-position=""/>
    </style:style>
    <style:style style:name="ce3" style:family="table-cell" style:parent-style-name="Default">
      <style:text-properties style:text-position="" fo:font-size="11pt" style:font-size-asian="11pt" style:font-size-complex="11pt"/>
    </style:style>
    <style:style style:name="ce32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style:text-position="" fo:font-size="10pt" style:font-size-asian="10pt" style:font-size-complex="10pt"/>
    </style:style>
    <style:style style:name="ce33" style:family="table-cell" style:parent-style-name="Default" style:data-style-name="N10113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6666ff"/>
      <style:text-properties fo:color="#ffff99" style:text-position=""/>
    </style:style>
    <style:style style:name="ce5" style:family="table-cell" style:parent-style-name="Default">
      <style:table-cell-properties fo:background-color="#6666ff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37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6666ff"/>
      <style:text-properties fo:color="#ffff99" fo:font-size="11pt" style:font-size-asian="11pt" style:font-size-complex="11pt"/>
    </style:style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6666ff"/>
      <style:text-properties fo:color="#ffff99"/>
    </style:style>
    <style:style style:name="ce41" style:family="table-cell" style:parent-style-name="Default">
      <style:table-cell-properties fo:background-color="#6666ff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99" fo:font-size="11pt" style:font-size-asian="11pt" style:font-size-complex="11pt"/>
    </style:style>
    <style:style style:name="ce46" style:family="table-cell" style:parent-style-name="Default">
      <style:table-cell-properties fo:background-color="#6666ff" style:text-align-source="fix" style:repeat-content="false"/>
      <style:paragraph-properties fo:text-align="center" fo:margin-left="0pt"/>
      <style:text-properties fo:color="#ffff99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6666ff"/>
    </style:style>
    <style:style style:name="ce49" style:family="table-cell" style:parent-style-name="Default" style:data-style-name="N10113">
      <style:table-cell-properties fo:background-color="#33ff99"/>
    </style:style>
    <style:style style:name="ce50" style:family="table-cell" style:parent-style-name="Default" style:data-style-name="N10113">
      <style:table-cell-properties fo:background-color="#6666ff"/>
    </style:style>
    <style:style style:name="ce51" style:family="table-cell" style:parent-style-name="Default" style:data-style-name="N10111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10111">
      <style:table-cell-properties fo:background-color="#6666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54" style:family="table-cell" style:parent-style-name="Default" style:data-style-name="N10113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10113">
      <style:table-cell-properties fo:background-color="#6666ff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0113"/>
    <style:style style:name="ce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color="#ff3300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25">
      <style:table-cell-properties fo:background-color="#6666ff"/>
    </style:style>
    <style:style style:name="ce63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125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roid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25">
      <style:table-cell-properties fo:background-color="#6666ff"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1011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7" style:family="table-cell" style:parent-style-name="Default" style:data-style-name="N10113">
      <style:table-cell-properties fo:background-color="transparent"/>
    </style:style>
  </office:automatic-styles>
  <office:body>
    <office:spreadsheet>
      <table:calculation-settings table:automatic-find-labels="false"/>
      <table:table table:name="Elementy Wspólne" table:style-name="ta1">
        <office:forms form:automatic-focus="false" form:apply-design-mode="false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4" table:number-columns-repeated="2" table:default-cell-style-name="ce44"/>
        <table:table-column table:style-name="co4" table:default-cell-style-name="Default"/>
        <table:table-column table:style-name="co4" table:default-cell-style-name="ce51"/>
        <table:table-column table:style-name="co4" table:default-cell-style-name="ce54"/>
        <table:table-column table:style-name="co4" table:default-cell-style-name="ce57"/>
        <table:table-column table:style-name="co37" table:default-cell-style-name="Default"/>
        <table:table-column table:style-name="co38" table:default-cell-style-name="ce39"/>
        <table:table-column table:style-name="co4" table:default-cell-style-name="ce39"/>
        <table:table-column table:style-name="co4" table:number-columns-repeated="3" table:default-cell-style-name="Default"/>
        <table:table-column table:style-name="co39" table:default-cell-style-name="Default"/>
        <table:table-column table:style-name="co40" table:default-cell-style-name="ce56"/>
        <table:table-column table:style-name="co41" table:default-cell-style-name="Default"/>
        <table:table-column table:style-name="co42" table:default-cell-style-name="ce63"/>
        <table:table-column table:style-name="co4" table:default-cell-style-name="ce56"/>
        <table:table-column table:style-name="co4" table:number-columns-repeated="1004" table:default-cell-style-name="Default"/>
        <table:table-row table:style-name="ro1">
          <table:table-cell table:style-name="ce37" office:value-type="string" calcext:value-type="string">
            <text:p>Nazwa</text:p>
          </table:table-cell>
          <table:table-cell table:style-name="ce37" office:value-type="string" calcext:value-type="string">
            <text:p>Opis</text:p>
          </table:table-cell>
          <table:table-cell table:style-name="ce37" office:value-type="string" calcext:value-type="string">
            <text:p>Obudowa</text:p>
          </table:table-cell>
          <table:table-cell table:style-name="ce42" office:value-type="string" calcext:value-type="string">
            <text:p>Ilość x 2</text:p>
          </table:table-cell>
          <table:table-cell table:style-name="ce42" office:value-type="string" calcext:value-type="string">
            <text:p>Ilość </text:p>
          </table:table-cell>
          <table:table-cell table:style-name="ce47" office:value-type="string" calcext:value-type="string">
            <text:p>Gdzie dostać</text:p>
          </table:table-cell>
          <table:table-cell table:style-name="ce49" office:value-type="string" calcext:value-type="string">
            <text:p>Cena/szt</text:p>
          </table:table-cell>
          <table:table-cell table:style-name="ce49" office:value-type="string" calcext:value-type="string">
            <text:p>Razem</text:p>
          </table:table-cell>
          <table:table-cell table:style-name="ce47" office:value-type="string" calcext:value-type="string">
            <text:p>Min. zam.</text:p>
          </table:table-cell>
          <table:table-cell table:style-name="ce47" office:value-type="string" calcext:value-type="string">
            <text:p>Uwagi</text:p>
          </table:table-cell>
          <table:table-cell table:style-name="ce47" office:value-type="string" calcext:value-type="string">
            <text:p>Link</text:p>
          </table:table-cell>
          <table:table-cell table:style-name="ce37" office:value-type="string" calcext:value-type="string">
            <text:p>Oznaczenie</text:p>
          </table:table-cell>
          <table:table-cell table:style-name="ce47" table:number-columns-repeated="3"/>
          <table:table-cell table:style-name="ce47" office:value-type="string" calcext:value-type="string">
            <text:p>Zamiennik</text:p>
          </table:table-cell>
          <table:table-cell table:style-name="ce47" office:value-type="string" calcext:value-type="string">
            <text:p>Cena Zamiennika</text:p>
          </table:table-cell>
          <table:table-cell table:style-name="ce47" office:value-type="string" calcext:value-type="string">
            <text:p>Min. zam</text:p>
          </table:table-cell>
          <table:table-cell table:style-name="ce47" office:value-type="string" calcext:value-type="string">
            <text:p>Obudowa zam.</text:p>
          </table:table-cell>
          <table:table-cell table:style-name="ce47" office:value-type="string" calcext:value-type="string">
            <text:p>Cena z zam.</text:p>
          </table:table-cell>
          <table:table-cell table:style-name="ce47" office:value-type="string" calcext:value-type="string">
            <text:p>Link</text:p>
          </table:table-cell>
          <table:table-cell table:style-name="ce47" table:number-columns-repeated="1003"/>
        </table:table-row>
        <table:table-row table:style-name="ro1">
          <table:table-cell table:style-name="ce38" office:value-type="string" calcext:value-type="string">
            <text:p>Kondensatory</text:p>
          </table:table-cell>
          <table:table-cell table:style-name="ce41" table:number-columns-repeated="2"/>
          <table:table-cell table:style-name="ce43" table:number-columns-repeated="2"/>
          <table:table-cell table:style-name="ce48"/>
          <table:table-cell table:style-name="ce50" table:number-columns-repeated="2"/>
          <table:table-cell table:style-name="ce48" table:number-columns-repeated="3"/>
          <table:table-cell table:style-name="ce41"/>
          <table:table-cell table:style-name="ce48" table:number-columns-repeated="4"/>
          <table:table-cell table:style-name="ce50" office:value-type="currency" office:currency="PLN" office:value="0" calcext:value-type="currency">
            <text:p>0,00 zł</text:p>
          </table:table-cell>
          <table:table-cell table:style-name="ce48"/>
          <table:table-cell table:style-name="ce62"/>
          <table:table-cell table:style-name="ce48" table:number-columns-repeated="100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table:formula="of:=[.E3]*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5.22" calcext:value-type="currency">
            <text:p>5,22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3]&gt;0; [.Q3]*[.D3];[.H3])" office:value-type="currency" office:currency="PLN" office:value="5.22" calcext:value-type="currency">
            <text:p>5,22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table:formula="of:=[.E4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4] &lt;  [.I4] ; [.I4]*[.G4] ; [.D4]*[.G4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4]&gt;0; [.Q4]*[.D4];[.H4])" office:value-type="currency" office:currency="PLN" office:value="4" calcext:value-type="currency">
            <text:p>4,00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table:formula="of:=[.E5]*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5] &lt;  [.I5] ; [.I5]*[.G5] ; [.D5]*[.G5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  <table:table-cell table:number-columns-repeated="3"/>
          <table:table-cell office:value-type="string" calcext:value-type="string">
            <text:p>Kondensator elektrolityczny SMD 47uF/16V</text:p>
          </table:table-cell>
          <table:table-cell office:value-type="currency" office:currency="PLN" office:value="0.4" calcext:value-type="currency">
            <text:p>0,40 zł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2512" calcext:value-type="float">
            <text:p>2512</text:p>
          </table:table-cell>
          <table:table-cell table:formula="of:=IF([.Q5]&gt;0; [.Q5]*[.D5];[.H5])" office:value-type="currency" office:currency="PLN" office:value="4" calcext:value-type="currency">
            <text:p>4,00 zł</text:p>
          </table:table-cell>
          <table:table-cell office:value-type="string" calcext:value-type="string">
            <text:p>http://electropark.pl/kondensatory-elektrolityczne-smd/1599-47uf-16v-kondensator-elektrolityczny-smd.html</text:p>
          </table:table-cell>
          <table:table-cell table:number-columns-repeated="1003"/>
        </table:table-row>
        <table:table-row table:style-name="ro1">
          <table:table-cell table:style-name="ce38" office:value-type="string" calcext:value-type="string">
            <text:p>Rezystory</text:p>
          </table:table-cell>
          <table:table-cell table:style-name="ce41" table:number-columns-repeated="2"/>
          <table:table-cell table:style-name="ce43" table:number-columns-repeated="2"/>
          <table:table-cell table:style-name="ce48"/>
          <table:table-cell table:style-name="ce52"/>
          <table:table-cell table:style-name="ce55"/>
          <table:table-cell table:style-name="ce58"/>
          <table:table-cell table:style-name="ce48"/>
          <table:table-cell table:style-name="ce41" table:number-columns-repeated="2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?; 63mW; ±0,1%; 25ppm/°C</text:p>
          </table:table-cell>
          <table:table-cell office:value-type="string" calcext:value-type="string">
            <text:p>0603 RES</text:p>
          </table:table-cell>
          <table:table-cell table:formula="of:=[.E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7] &lt;  [.I7] ; [.I7]*[.G7] ; [.D7]*[.G7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7]&gt;0; [.Q7]*[.D7];[.H7])" office:value-type="currency" office:currency="PLN" office:value="3" calcext:value-type="currency">
            <text:p>3,00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?; 100mW; ±1%; -55÷155°C</text:p>
          </table:table-cell>
          <table:table-cell office:value-type="string" calcext:value-type="string">
            <text:p>0603 RES</text:p>
          </table:table-cell>
          <table:table-cell table:formula="of:=[.E8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8] &lt;  [.I8] ; [.I8]*[.G8] ; [.D8]*[.G8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8]&gt;0; [.Q8]*[.D8];[.H8])" office:value-type="currency" office:currency="PLN" office:value="3" calcext:value-type="currency">
            <text:p>3,00 zł</text:p>
          </table:table-cell>
          <table:table-cell table:number-columns-repeated="1004"/>
        </table:table-row>
        <table:table-row table:style-name="ro1">
          <table:table-cell table:style-name="ce38" office:value-type="string" calcext:value-type="string">
            <text:p>Diody</text:p>
          </table:table-cell>
          <table:table-cell table:style-name="ce38" table:number-columns-repeated="2"/>
          <table:table-cell table:style-name="ce43"/>
          <table:table-cell table:style-name="ce45"/>
          <table:table-cell table:style-name="ce48"/>
          <table:table-cell table:style-name="ce53"/>
          <table:table-cell table:style-name="ce55"/>
          <table:table-cell table:style-name="ce58"/>
          <table:table-cell table:style-name="ce48"/>
          <table:table-cell table:style-name="ce41"/>
          <table:table-cell table:style-name="ce38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table:formula="of:=[.E10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table:formula="of:=IF( [.D10] &lt;  [.I10] ; [.I10]*[.G10] ; [.D10]*[.G10] )"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10]&gt;0; [.Q10]*[.D10];[.H10])" office:value-type="currency" office:currency="PLN" office:value="5.14" calcext:value-type="currency">
            <text:p>5,14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table:formula="of:=[.E11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table:formula="of:=IF( [.D11] &lt;  [.I11] ; [.I11]*[.G11] ; [.D11]*[.G11] )"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59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  <table:table-cell table:number-columns-repeated="3"/>
          <table:table-cell office:value-type="string" calcext:value-type="string">
            <text:p>Dioda LED niebieska 0603</text:p>
          </table:table-cell>
          <table:table-cell office:value-type="currency" office:currency="PLN" office:value="0.29" calcext:value-type="currency">
            <text:p>0,29 zł</text:p>
          </table:table-cell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table:formula="of:=IF([.Q11]&gt;0; [.Q11]*[.D11];[.H11])" office:value-type="currency" office:currency="PLN" office:value="1.16" calcext:value-type="currency">
            <text:p>1,16 zł</text:p>
          </table:table-cell>
          <table:table-cell office:value-type="string" calcext:value-type="string">
            <text:p>http://electropark.pl/diody-led-smd-0603/2855-dioda-led-niebieska-120st-0603.html</text:p>
          </table:table-cell>
          <table:table-cell table:number-columns-repeated="1003"/>
        </table:table-row>
        <table:table-row table:style-name="ro1">
          <table:table-cell table:style-name="ce38" office:value-type="string" calcext:value-type="string">
            <text:p>Dławiki</text:p>
          </table:table-cell>
          <table:table-cell table:style-name="ce38" table:number-columns-repeated="2"/>
          <table:table-cell table:style-name="ce43"/>
          <table:table-cell table:style-name="ce45"/>
          <table:table-cell table:style-name="ce48"/>
          <table:table-cell table:style-name="ce52"/>
          <table:table-cell table:style-name="ce55"/>
          <table:table-cell table:style-name="ce58"/>
          <table:table-cell table:style-name="ce48"/>
          <table:table-cell table:style-name="ce41"/>
          <table:table-cell table:style-name="ce38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L DER 0705 100uH 2.14A 34mOhm</text:p>
          </table:table-cell>
          <table:table-cell office:value-type="string" calcext:value-type="string">
            <text:p>Dławik: drutowy; 100uH; 1,3A; 120m?; SMD; 6,5x6,5x4,8mm; ±20%</text:p>
          </table:table-cell>
          <table:table-cell office:value-type="string" calcext:value-type="string">
            <text:p>DER 0705</text:p>
          </table:table-cell>
          <table:table-cell table:formula="of:=[.E13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table:formula="of:=IF( [.D13] &lt;  [.I13] ; [.I13]*[.G13] ; [.D13]*[.G13] )"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Dławik mocy ekranowany SMD 100uH </text:p>
          </table:table-cell>
          <table:table-cell office:value-type="currency" office:currency="PLN" office:value="1.53" calcext:value-type="currency">
            <text:p>1,53 zł</text:p>
          </table:table-cell>
          <table:table-cell/>
          <table:table-cell office:value-type="string" calcext:value-type="string">
            <text:p>DE703</text:p>
          </table:table-cell>
          <table:table-cell table:formula="of:=IF([.Q13]&gt;0; [.Q13]*[.D13];[.H13])" office:value-type="currency" office:currency="PLN" office:value="3.06" calcext:value-type="currency">
            <text:p>3,06 zł</text:p>
          </table:table-cell>
          <table:table-cell office:value-type="string" calcext:value-type="string">
            <text:p>http://electropark.pl/de0703/8040-dlawik-mocy-ekranowany-smd-100uh-de0703.html</text:p>
          </table:table-cell>
          <table:table-cell table:number-columns-repeated="1003"/>
        </table:table-row>
        <table:table-row table:style-name="ro1">
          <table:table-cell table:style-name="ce38" office:value-type="string" calcext:value-type="string">
            <text:p>Złącza</text:p>
          </table:table-cell>
          <table:table-cell table:style-name="ce38" table:number-columns-repeated="2"/>
          <table:table-cell table:style-name="ce43"/>
          <table:table-cell table:style-name="ce45"/>
          <table:table-cell table:style-name="ce48"/>
          <table:table-cell table:style-name="ce52"/>
          <table:table-cell table:style-name="ce55"/>
          <table:table-cell table:style-name="ce58"/>
          <table:table-cell table:style-name="ce48"/>
          <table:table-cell table:style-name="ce41"/>
          <table:table-cell table:style-name="ce38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Listwa kołkowa 1x3pin</text:p>
          </table:table-cell>
          <table:table-cell/>
          <table:table-cell office:value-type="string" calcext:value-type="string">
            <text:p>Goldpin</text:p>
          </table:table-cell>
          <table:table-cell table:formula="of:=[.E1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06" calcext:value-type="currency">
            <text:p>0,06000 zł</text:p>
          </table:table-cell>
          <table:table-cell table:formula="of:=IF( [.D15] &lt;  [.I15] ; [.I15]*[.G15] ; [.D15]*[.G15] )" office:value-type="currency" office:currency="PLN" office:value="0.12" calcext:value-type="currency">
            <text:p>0,12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listwy-kolkowe-meskie/337-listwa-kolkowa-1x3pin.html</text:p>
          </table:table-cell>
          <table:table-cell office:value-type="string" calcext:value-type="string">
            <text:p>CON1</text:p>
          </table:table-cell>
          <table:table-cell table:number-columns-repeated="3"/>
          <table:table-cell table:style-name="ce61"/>
          <table:table-cell table:number-columns-repeated="3"/>
          <table:table-cell table:formula="of:=IF([.Q15]&gt;0; [.Q15]*[.D15];[.H15])" office:value-type="currency" office:currency="PLN" office:value="0.12" calcext:value-type="currency">
            <text:p>0,12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stwa kołkowa 1x4pin</text:p>
          </table:table-cell>
          <table:table-cell/>
          <table:table-cell office:value-type="string" calcext:value-type="string">
            <text:p>Goldpin</text:p>
          </table:table-cell>
          <table:table-cell table:formula="of:=[.E1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05" calcext:value-type="currency">
            <text:p>0,05000 zł</text:p>
          </table:table-cell>
          <table:table-cell table:formula="of:=IF( [.D16] &lt;  [.I16] ; [.I16]*[.G16] ; [.D16]*[.G16] )" office:value-type="currency" office:currency="PLN" office:value="0.1" calcext:value-type="currency">
            <text:p>0,10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listwy-kolkowe-meskie/338-listwa-kolkowa-1x4pin.html</text:p>
          </table:table-cell>
          <table:table-cell office:value-type="string" calcext:value-type="string">
            <text:p>CON1</text:p>
          </table:table-cell>
          <table:table-cell table:number-columns-repeated="3"/>
          <table:table-cell table:style-name="ce61"/>
          <table:table-cell table:number-columns-repeated="3"/>
          <table:table-cell table:formula="of:=IF([.Q16]&gt;0; [.Q16]*[.D16];[.H16])" office:value-type="currency" office:currency="PLN" office:value="0.1" calcext:value-type="currency">
            <text:p>0,10 zł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table:formula="of:=[.E1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table:formula="of:=IF( [.D17] &lt;  [.I17] ; [.I17]*[.G17] ; [.D17]*[.G17] )" office:value-type="currency" office:currency="PLN" office:value="5.14" calcext:value-type="currency">
            <text:p>5,14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  <table:table-cell table:number-columns-repeated="4"/>
          <table:table-cell office:value-type="currency" office:currency="PLN" office:value="2" calcext:value-type="currency">
            <text:p>2,00 zł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7]&gt;0; [.Q17]*[.D17];[.H17])" office:value-type="currency" office:currency="PLN" office:value="4" calcext:value-type="currency">
            <text:p>4,00 zł</text:p>
          </table:table-cell>
          <table:table-cell office:value-type="string" calcext:value-type="string">
            <text:p>http://electropark.pl/zlacza-dc/1391-gniazdo-zasilajace-dc-2-5-5-5-mm-smd.html</text:p>
          </table:table-cell>
          <table:table-cell table:number-columns-repeated="1003"/>
        </table:table-row>
        <table:table-row table:style-name="ro1">
          <table:table-cell table:style-name="ce40" office:value-type="string" calcext:value-type="string">
            <text:p>Przełączniki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8"/>
          <table:table-cell table:style-name="ce52"/>
          <table:table-cell table:style-name="ce55"/>
          <table:table-cell table:style-name="ce58"/>
          <table:table-cell table:style-name="ce48"/>
          <table:table-cell table:style-name="ce41"/>
          <table:table-cell table:style-name="ce40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table:formula="of:=[.E19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table:formula="of:=IF( [.D19] &lt;  [.I19] ; [.I19]*[.G19] ; [.D19]*[.G19] )"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currency" office:currency="PLN" office:value="1" calcext:value-type="currency">
            <text:p>1,00 zł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19]&gt;0; [.Q19]*[.D19];[.H19])" office:value-type="currency" office:currency="PLN" office:value="2" calcext:value-type="currency">
            <text:p>2,00 zł</text:p>
          </table:table-cell>
          <table:table-cell office:value-type="string" calcext:value-type="string">
            <text:p>http://electropark.pl/tact-switch-pyloszczelne/8268-tact-switch-pyloszczelny-5-2x5-2x1-5mm-smt-160gf.htm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table:formula="of:=[.E20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table:formula="of:=IF( [.D20] &lt;  [.I20] ; [.I20]*[.G20] ; [.D20]*[.G20] )"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  <table:table-cell table:number-columns-repeated="3"/>
          <table:table-cell office:value-type="string" calcext:value-type="string">
            <text:p>Miniaturowy przełącznik suwakowy 1-biegowy</text:p>
          </table:table-cell>
          <table:table-cell office:value-type="currency" office:currency="PLN" office:value="0.85" calcext:value-type="currency">
            <text:p>0,85 zł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Q20]&gt;0; [.Q20]*[.D20];[.H20])" office:value-type="currency" office:currency="PLN" office:value="3.4" calcext:value-type="currency">
            <text:p>3,40 zł</text:p>
          </table:table-cell>
          <table:table-cell office:value-type="string" calcext:value-type="string">
            <text:p>http://electropark.pl/suwakowe/663-miniaturowy-przelacznik-suwakowy-1-biegowy.html</text:p>
          </table:table-cell>
          <table:table-cell table:number-columns-repeated="1003"/>
        </table:table-row>
        <table:table-row table:style-name="ro1">
          <table:table-cell table:style-name="ce40" office:value-type="string" calcext:value-type="string">
            <text:p>Układy scalone </text:p>
          </table:table-cell>
          <table:table-cell table:style-name="ce40" table:number-columns-repeated="2"/>
          <table:table-cell table:style-name="ce43"/>
          <table:table-cell table:style-name="ce46"/>
          <table:table-cell table:style-name="ce48"/>
          <table:table-cell table:style-name="ce52"/>
          <table:table-cell table:style-name="ce55"/>
          <table:table-cell table:style-name="ce58"/>
          <table:table-cell table:style-name="ce48"/>
          <table:table-cell table:style-name="ce41"/>
          <table:table-cell table:style-name="ce40"/>
          <table:table-cell table:style-name="ce48" table:number-columns-repeated="4"/>
          <table:table-cell table:style-name="ce50"/>
          <table:table-cell table:style-name="ce48"/>
          <table:table-cell table:style-name="ce65"/>
          <table:table-cell table:style-name="ce50"/>
          <table:table-cell table:style-name="ce48" table:number-columns-repeated="100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table:formula="of:=[.E2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table:formula="of:=IF( [.D22] &lt;  [.I22] ; [.I22]*[.G22] ; [.D22]*[.G22] )" office:value-type="currency" office:currency="PLN" office:value="41.98" calcext:value-type="currency">
            <text:p>41,98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22]&gt;0; [.Q22]*[.D22];[.H22])" office:value-type="currency" office:currency="PLN" office:value="41.98" calcext:value-type="currency">
            <text:p>41,98 zł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table:formula="of:=[.E23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table:formula="of:=IF( [.D23] &lt;  [.I23] ; [.I23]*[.G23] ; [.D23]*[.G23] )" office:value-type="currency" office:currency="PLN" office:value="38.96" calcext:value-type="currency">
            <text:p>38,96 zł</text:p>
          </table:table-cell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formula="of:=IF([.Q23]&gt;0; [.Q23]*[.D23];[.H23])" office:value-type="currency" office:currency="PLN" office:value="38.96" calcext:value-type="currency">
            <text:p>38,96 zł</text:p>
          </table:table-cell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office:value-type="string" calcext:value-type="string">
            <text:p>Wszystko</text:p>
          </table:table-cell>
          <table:table-cell table:style-name="ce56" table:formula="of:=SUM([.H3:.H22])" office:value-type="currency" office:currency="PLN" office:value="124.53" calcext:value-type="currency">
            <text:p>124,53 zł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office:value-type="string" calcext:value-type="string">
            <text:p>Wszystko z zam.:</text:p>
          </table:table-cell>
          <table:table-cell table:formula="of:=SUM([.T3:.T22])" office:value-type="currency" office:currency="PLN" office:value="80.18" calcext:value-type="currency">
            <text:p>80,18 zł</text:p>
          </table:table-cell>
          <table:table-cell table:number-columns-repeated="1004"/>
        </table:table-row>
      </table:table>
      <table:table table:name="ESP_DHT11_MPL115A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4" table:default-cell-style-name="Default"/>
        <table:table-column table:style-name="co20" table:default-cell-style-name="Default"/>
        <table:table-column table:style-name="co4" table:default-cell-style-name="ce33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1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  <table:table-cell table:style-name="ce11" table:number-columns-repeated="3"/>
          <table:table-cell table:style-name="ce11" office:value-type="string" calcext:value-type="string">
            <text:p>Zamiennik</text:p>
          </table:table-cell>
          <table:table-cell table:style-name="ce11" office:value-type="string" calcext:value-type="string">
            <text:p>Cena Zamiennika</text:p>
          </table:table-cell>
          <table:table-cell table:style-name="ce11" office:value-type="string" calcext:value-type="string">
            <text:p>Min. zam</text:p>
          </table:table-cell>
          <table:table-cell table:style-name="ce11" office:value-type="string" calcext:value-type="string">
            <text:p>Obudowa zam.</text:p>
          </table:table-cell>
          <table:table-cell table:style-name="ce11" office:value-type="string" calcext:value-type="string">
            <text:p>Cena z zam.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03"/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  <table:table-cell table:style-name="ce12" table:number-columns-repeated="4"/>
          <table:table-cell table:style-name="ce26"/>
          <table:table-cell table:style-name="ce12"/>
          <table:table-cell table:style-name="ce28"/>
          <table:table-cell table:style-name="ce12" table:number-columns-repeated="1005"/>
        </table:table-row>
        <table:table-row table:style-name="ro1">
          <table:table-cell table:style-name="ce3" office:value-type="string" calcext:value-type="string">
            <text:p>C 0603 X7R 1uF 25V</text:p>
          </table:table-cell>
          <table:table-cell table:style-name="ce3" office:value-type="string" calcext:value-type="string">
            <text:p>Kondensator: ceramiczny; MLCC; 1uF; 25V; X7R; ±10%; SMD; 0603</text:p>
          </table:table-cell>
          <table:table-cell table:style-name="ce3" office:value-type="string" calcext:value-type="string">
            <text:p>0603 CAP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TME</text:p>
          </table:table-cell>
          <table:table-cell table:style-name="ce32" office:value-type="currency" office:currency="PLN" office:value="0.0712" calcext:value-type="currency">
            <text:p>0,07120 zł</text:p>
          </table:table-cell>
          <table:table-cell table:style-name="ce18" table:formula="of:=IF( [.D3] &lt;  [.I3] ; [.I3]*[.G3] ; [.D3]*[.G3] )" office:value-type="currency" office:currency="PLN" office:value="7.12" calcext:value-type="currency">
            <text:p>7,12 zł</text:p>
          </table:table-cell>
          <table:table-cell table:style-name="ce21" office:value-type="float" office:value="100" calcext:value-type="float">
            <text:p>100</text:p>
          </table:table-cell>
          <table:table-cell office:value-type="string" calcext:value-type="string">
            <text:p>Samsung; może wybuchnąć,</text:p>
          </table:table-cell>
          <table:table-cell table:style-name="ce3" office:value-type="string" calcext:value-type="string">
            <text:p>http://www.tme.eu/pl/details/cl10b105ka8nnnc/kondensatory-mlcc-smd-0603/samsung/</text:p>
          </table:table-cell>
          <table:table-cell table:style-name="ce3"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Kondensator tantal SMD B 1uF/25V 10%</text:p>
          </table:table-cell>
          <table:table-cell office:value-type="currency" office:currency="PLN" office:value="0.3" calcext:value-type="currency">
            <text:p>0,30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B</text:p>
          </table:table-cell>
          <table:table-cell table:style-name="ce27" table:formula="of:=IF([.Q3]&gt;0; [.Q3]*[.D3];[.H3])" office:value-type="currency" office:currency="PLN" office:value="0.3" calcext:value-type="currency">
            <text:p>0,30 zł</text:p>
          </table:table-cell>
          <table:table-cell office:value-type="string" calcext:value-type="string">
            <text:p>http://www.robotronik.pl/cennik/2.htm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19"/>
          <table:table-cell table:style-name="ce22"/>
          <table:table-cell table:style-name="ce12"/>
          <table:table-cell table:style-name="ce5" table:number-columns-repeated="2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R 0603 0.1% 5k</text:p>
          </table:table-cell>
          <table:table-cell table:style-name="ce3" office:value-type="string" calcext:value-type="string">
            <text:p>Rezystor: precyzyjny; SMD; 0603; 5k; 0,1W; ±0,1%; -55÷15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TME</text:p>
          </table:table-cell>
          <table:table-cell table:style-name="ce32" office:value-type="currency" office:currency="PLN" office:value="0.567" calcext:value-type="currency">
            <text:p>0,56700 zł</text:p>
          </table:table-cell>
          <table:table-cell table:style-name="ce18" table:formula="of:=IF( [.D5] &lt;  [.I5] ; [.I5]*[.G5] ; [.D5]*[.G5] )" office:value-type="currency" office:currency="PLN" office:value="5.67" calcext:value-type="currency">
            <text:p>5,67 zł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ar0603-5k-0.1%25/rezystory-precyzyjne-smd-0603/viking/ar03btcx5001/</text:p>
          </table:table-cell>
          <table:table-cell table:style-name="ce3" office:value-type="string" calcext:value-type="string">
            <text:p>R2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5]&gt;0; [.Q5]*[.R5];[.H5])" office:value-type="currency" office:currency="PLN" office:value="5.67" calcext:value-type="currency">
            <text:p>5,67 zł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7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Czujnik temperatury i wilgotności DHT 11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Electropark</text:p>
          </table:table-cell>
          <table:table-cell table:style-name="ce15" office:value-type="currency" office:currency="PLN" office:value="7.99" calcext:value-type="currency">
            <text:p>7,99000 zł</text:p>
          </table:table-cell>
          <table:table-cell table:style-name="ce18" table:formula="of:=IF( [.D7] &lt;  [.I7] ; [.I7]*[.G7] ; [.D7]*[.G7] )" office:value-type="currency" office:currency="PLN" office:value="7.99" calcext:value-type="currency">
            <text:p>7,99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electropark.pl/czujniki-wilgotnosciwilgotnosci/2853-dht11-czujnik-temperatury-i-wilgotnosci.html</text:p>
          </table:table-cell>
          <table:table-cell table:style-name="ce3" office:value-type="string" calcext:value-type="string">
            <text:p>U2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7]&gt;0; [.Q7]*[.R7];[.H7])" office:value-type="currency" office:currency="PLN" office:value="7.99" calcext:value-type="currency">
            <text:p>7,99 zł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PL115A1</text:p>
          </table:table-cell>
          <table:table-cell table:style-name="ce3" office:value-type="string" calcext:value-type="string">
            <text:p>Barometr MPL115A1</text:p>
          </table:table-cell>
          <table:table-cell table:style-name="ce3" office:value-type="string" calcext:value-type="string">
            <text:p>MPL115A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Kamami</text:p>
          </table:table-cell>
          <table:table-cell table:style-name="ce15" office:value-type="currency" office:currency="PLN" office:value="8.66" calcext:value-type="currency">
            <text:p>8,66000 zł</text:p>
          </table:table-cell>
          <table:table-cell table:style-name="ce18" table:formula="of:=IF( [.D8] &lt;  [.I8] ; [.I8]*[.G8] ; [.D8]*[.G8] )" office:value-type="currency" office:currency="PLN" office:value="8.66" calcext:value-type="currency">
            <text:p>8,66 zł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Nie ma w Electroparku i TME</text:p>
          </table:table-cell>
          <table:table-cell table:style-name="ce3" office:value-type="string" calcext:value-type="string">
            <text:p>https://kamami.pl/cisnienia/178952-mpl115a1.html</text:p>
          </table:table-cell>
          <table:table-cell table:style-name="ce3" office:value-type="string" calcext:value-type="string">
            <text:p>U3</text:p>
          </table:table-cell>
          <table:table-cell table:number-columns-repeated="4"/>
          <table:table-cell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27" table:formula="of:=IF([.Q8]&gt;0; [.Q8]*[.R8];[.H8])" office:value-type="currency" office:currency="PLN" office:value="8.66" calcext:value-type="currency">
            <text:p>8,66 zł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number-columns-repeated="5"/>
          <table:table-cell office:value-type="string" calcext:value-type="string">
            <text:p>Wszytko </text:p>
          </table:table-cell>
          <table:table-cell/>
          <table:table-cell table:style-name="ce20" table:formula="of:=SUM([.H3:.H8])" office:value-type="currency" office:currency="PLN" office:value="29.44" calcext:value-type="currency">
            <text:p>29,44 zł</text:p>
          </table:table-cell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number-columns-repeated="16"/>
          <table:table-cell table:style-name="Default"/>
          <table:table-cell office:value-type="string" calcext:value-type="string">
            <text:p>Wszystko z zamiennikami : </text:p>
          </table:table-cell>
          <table:table-cell/>
          <table:table-cell table:style-name="ce27" table:formula="of:=SUM([.T3:.T8])" office:value-type="currency" office:currency="PLN" office:value="22.62" calcext:value-type="currency">
            <text:p>22,62 zł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3" table:number-columns-repeated="6"/>
          <table:table-cell table:number-columns-repeated="10"/>
          <table:table-cell table:style-name="Default"/>
          <table:table-cell table:number-columns-repeated="1007"/>
        </table:table-row>
        <table:table-row table:style-name="ro2" table:number-rows-repeated="3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_DS18b20_TSL2561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ce20"/>
        <table:table-column table:style-name="co28" table:default-cell-style-name="ce20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4" table:number-columns-repeated="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Total</text:p>
          </table:table-cell>
          <table:table-cell table:style-name="ce1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  <table:table-cell table:style-name="ce11" table:number-columns-repeated="3"/>
          <table:table-cell table:style-name="ce11" office:value-type="string" calcext:value-type="string">
            <text:p>Zamiennik</text:p>
          </table:table-cell>
          <table:table-cell table:style-name="ce11" office:value-type="string" calcext:value-type="string">
            <text:p>Cena Zamiennika</text:p>
          </table:table-cell>
          <table:table-cell table:style-name="ce11" office:value-type="string" calcext:value-type="string">
            <text:p>Min. zam</text:p>
          </table:table-cell>
          <table:table-cell table:style-name="ce11" office:value-type="string" calcext:value-type="string">
            <text:p>Obudowa zam.</text:p>
          </table:table-cell>
          <table:table-cell table:style-name="ce11" office:value-type="string" calcext:value-type="string">
            <text:p>Cena z zamiennikiem</text:p>
          </table:table-cell>
          <table:table-cell table:style-name="ce11" office:value-type="string" calcext:value-type="string">
            <text:p>Link</text:p>
          </table:table-cell>
          <table:table-cell table:style-name="ce11" table:number-columns-repeated="1003"/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 table:number-columns-repeated="2"/>
          <table:table-cell table:style-name="ce12" table:number-columns-repeated="4"/>
          <table:table-cell table:style-name="ce26"/>
          <table:table-cell table:style-name="ce12"/>
          <table:table-cell table:style-name="ce28"/>
          <table:table-cell table:style-name="ce12" table:number-columns-repeated="1005"/>
        </table:table-row>
        <table:table-row table:style-name="ro1">
          <table:table-cell table:style-name="ce3" office:value-type="string" calcext:value-type="string">
            <text:p>R 0603 1% 4.7k</text:p>
          </table:table-cell>
          <table:table-cell table:style-name="ce3" office:value-type="string" calcext:value-type="string">
            <text:p>Rezystor: thick film; SMD; 0603; 4,7k?; 0,1W; ±1%; -55÷12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0.25" calcext:value-type="currency">
            <text:p>0,25000 zł</text:p>
          </table:table-cell>
          <table:table-cell table:style-name="ce18" table:formula="of:=IF( [.D3] &lt;  [.I3] ; [.I3]*[.G3] ; [.D3]*[.G3] )" office:value-type="currency" office:currency="PLN" office:value="2.5" calcext:value-type="currency">
            <text:p>2,50 zł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6-4-7k-rezystor-0603-10szt.html</text:p>
          </table:table-cell>
          <table:table-cell table:style-name="ce3" office:value-type="string" calcext:value-type="string">
            <text:p>R3, R4, R5</text:p>
          </table:table-cell>
          <table:table-cell table:number-columns-repeated="3"/>
          <table:table-cell office:value-type="string" calcext:value-type="string">
            <text:p>Kondensator tantal SMD B 1uF/25V 10%</text:p>
          </table:table-cell>
          <table:table-cell table:style-name="ce33" office:value-type="currency" office:currency="PLN" office:value="0.3" calcext:value-type="currency">
            <text:p>0,30 z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B</text:p>
          </table:table-cell>
          <table:table-cell table:style-name="ce27" table:formula="of:=IF([.Q3]&gt;0; [.Q3]*[.D3];[.H3])" office:value-type="currency" office:currency="PLN" office:value="0.9" calcext:value-type="currency">
            <text:p>0,90 zł</text:p>
          </table:table-cell>
          <table:table-cell office:value-type="string" calcext:value-type="string">
            <text:p>http://www.robotronik.pl/cennik/2.html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2"/>
          <table:table-cell table:style-name="ce12"/>
          <table:table-cell table:style-name="ce5"/>
          <table:table-cell table:style-name="ce4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26"/>
          <table:table-cell table:style-name="ce12" table:number-columns-repeated="1004"/>
        </table:table-row>
        <table:table-row table:style-name="ro1">
          <table:table-cell table:style-name="ce3" office:value-type="string" calcext:value-type="string">
            <text:p>TSL2561</text:p>
          </table:table-cell>
          <table:table-cell table:style-name="ce3" office:value-type="string" calcext:value-type="string">
            <text:p>Cyfrowy sensor jasności (luksometr) </text:p>
          </table:table-cell>
          <table:table-cell table:style-name="ce3" office:value-type="string" calcext:value-type="string">
            <text:p>TSL256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5" office:value-type="currency" office:currency="PLN" office:value="13.8" calcext:value-type="currency">
            <text:p>13,80000 zł</text:p>
          </table:table-cell>
          <table:table-cell table:style-name="ce18" table:formula="of:=IF( [.D5] &lt;  [.I5] ; [.I5]*[.G5] ; [.D5]*[.G5] )" office:value-type="currency" office:currency="PLN" office:value="13.8" calcext:value-type="currency">
            <text:p>13,80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tsl2561t/czujniki-fotoelektryczne-do-druku/ams/</text:p>
          </table:table-cell>
          <table:table-cell table:style-name="ce3" office:value-type="string" calcext:value-type="string">
            <text:p>U3</text:p>
          </table:table-cell>
          <table:table-cell table:number-columns-repeated="4"/>
          <table:table-cell table:style-name="ce33" office:value-type="currency" office:currency="PLN" office:value="10.57" calcext:value-type="currency">
            <text:p>10,57 zł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table:formula="of:=IF([.Q5]&gt;0; [.Q5]*[.R5];[.H5])" office:value-type="currency" office:currency="PLN" office:value="10.57" calcext:value-type="currency">
            <text:p>10,57 zł</text:p>
          </table:table-cell>
          <table:table-cell office:value-type="string" calcext:value-type="string">
            <text:p>https://kamami.pl/wiatla/185561-tsl2561fn.html?search_query=tsl2561&amp;results=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S18B20</text:p>
          </table:table-cell>
          <table:table-cell table:style-name="ce3" office:value-type="string" calcext:value-type="string">
            <text:p>Czujnik temperatury</text:p>
          </table:table-cell>
          <table:table-cell table:style-name="ce3" office:value-type="string" calcext:value-type="string">
            <text:p>TO92_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5.74" calcext:value-type="currency">
            <text:p>5,74000 zł</text:p>
          </table:table-cell>
          <table:table-cell table:style-name="ce18" table:formula="of:=IF( [.D6] &lt;  [.I6] ; [.I6]*[.G6] ; [.D6]*[.G6] )" office:value-type="currency" office:currency="PLN" office:value="5.74" calcext:value-type="currency">
            <text:p>5,74 zł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temperatury/684-ds18b20-czujnik-temperatury-to92.html</text:p>
          </table:table-cell>
          <table:table-cell table:style-name="ce3" office:value-type="string" calcext:value-type="string">
            <text:p>U4</text:p>
          </table:table-cell>
          <table:table-cell table:number-columns-repeated="3"/>
          <table:table-cell table:style-name="ce23" table:number-columns-repeated="4"/>
          <table:table-cell table:style-name="ce27" table:formula="of:=IF([.Q6]&gt;0; [.Q6]*[.R6];[.H6])" office:value-type="currency" office:currency="PLN" office:value="5.74" calcext:value-type="currency">
            <text:p>5,74 zł</text:p>
          </table:table-cell>
          <table:table-cell table:style-name="ce23" table:number-columns-repeated="3"/>
          <table:table-cell table:number-columns-repeated="1001"/>
        </table:table-row>
        <table:table-row table:style-name="ro2">
          <table:table-cell table:number-columns-repeated="6"/>
          <table:table-cell table:style-name="ce15"/>
          <table:table-cell table:style-name="ce18"/>
          <table:table-cell table:number-columns-repeated="11"/>
          <table:table-cell table:style-name="ce27" table:formula="of:=IF([.Q7]&gt;0; [.Q7]*[.R7];[.H7])" office:value-type="currency" office:currency="PLN" office:value="0" calcext:value-type="currency">
            <text:p>0,00 zł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Wszystko :</text:p>
          </table:table-cell>
          <table:table-cell table:formula="of:=SUM([.H2:.H7])" office:value-type="currency" office:currency="PLN" office:value="22.04" calcext:value-type="currency">
            <text:p>22,04 zł</text:p>
          </table:table-cell>
          <table:table-cell table:number-columns-repeated="1017"/>
        </table:table-row>
        <table:table-row table:style-name="ro2">
          <table:table-cell table:number-columns-repeated="17"/>
          <table:table-cell office:value-type="string" calcext:value-type="string">
            <text:p>Wszystko z zamiennikami : </text:p>
          </table:table-cell>
          <table:table-cell/>
          <table:table-cell table:style-name="ce27" table:formula="of:=SUM([.T3:.T6])" office:value-type="currency" office:currency="PLN" office:value="17.21" calcext:value-type="currency">
            <text:p>17,21 zł</text:p>
          </table:table-cell>
          <table:table-cell table:number-columns-repeated="100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dsumowanie" table:style-name="ta1">
        <office:forms form:automatic-focus="false" form:apply-design-mode="false"/>
        <table:table-column table:style-name="co43" table:default-cell-style-name="Default"/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1018" table:default-cell-style-name="Default"/>
        <table:table-row table:style-name="ro2">
          <table:table-cell table:style-name="ce47" office:value-type="string" calcext:value-type="string">
            <text:p>Pozycja</text:p>
          </table:table-cell>
          <table:table-cell table:style-name="ce47" office:value-type="string" calcext:value-type="string">
            <text:p>Koszt</text:p>
          </table:table-cell>
          <table:table-cell table:style-name="ce47" office:value-type="string" calcext:value-type="string">
            <text:p>Kosz z zam</text:p>
          </table:table-cell>
          <table:table-cell table:style-name="ce47" office:value-type="string" calcext:value-type="string">
            <text:p>Ilość</text:p>
          </table:table-cell>
          <table:table-cell table:style-name="ce47" office:value-type="string" calcext:value-type="string">
            <text:p>Razem</text:p>
          </table:table-cell>
          <table:table-cell table:style-name="ce47" office:value-type="string" calcext:value-type="string">
            <text:p>Razem z zam.</text:p>
          </table:table-cell>
          <table:table-cell table:style-name="ce47" table:number-columns-repeated="1018"/>
        </table:table-row>
        <table:table-row table:style-name="ro2">
          <table:table-cell office:value-type="string" calcext:value-type="string">
            <text:p>ESP_DHT11_MPL115A1</text:p>
          </table:table-cell>
          <table:table-cell table:style-name="ce56" table:formula="of:=['Elementy Wspólne'.H25]/2+[ESP_DHT11_MPL115A1.H10]" office:value-type="currency" office:currency="PLN" office:value="91.705" calcext:value-type="currency">
            <text:p>91,71 zł</text:p>
          </table:table-cell>
          <table:table-cell table:style-name="ce56" table:formula="of:=[ESP_DHT11_MPL115A1.T11]+['Elementy Wspólne'.T25]/2" office:value-type="currency" office:currency="PLN" office:value="62.71" calcext:value-type="currency">
            <text:p>62,71 zł</text:p>
          </table:table-cell>
          <table:table-cell office:value-type="float" office:value="3" calcext:value-type="float">
            <text:p>3</text:p>
          </table:table-cell>
          <table:table-cell table:style-name="ce56" table:formula="of:=[.B2]*[.D2]" office:value-type="currency" office:currency="PLN" office:value="275.115" calcext:value-type="currency">
            <text:p>275,12 zł</text:p>
          </table:table-cell>
          <table:table-cell table:formula="of:=[.C2]*[.D2]" office:value-type="currency" office:currency="PLN" office:value="188.13" calcext:value-type="currency">
            <text:p>188,13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P_DS18b20_TSL2561</text:p>
          </table:table-cell>
          <table:table-cell table:style-name="ce56" table:formula="of:=['Elementy Wspólne'.H25]/2+[ESP_DS18b20_TSL2561.G10]" office:value-type="currency" office:currency="PLN" office:value="84.305" calcext:value-type="currency">
            <text:p>84,31 zł</text:p>
          </table:table-cell>
          <table:table-cell table:style-name="ce56" table:formula="of:=['Elementy Wspólne'.T25]/2+[ESP_DS18b20_TSL2561.T11]" office:value-type="currency" office:currency="PLN" office:value="57.3" calcext:value-type="currency">
            <text:p>57,30 zł</text:p>
          </table:table-cell>
          <table:table-cell office:value-type="float" office:value="2" calcext:value-type="float">
            <text:p>2</text:p>
          </table:table-cell>
          <table:table-cell table:style-name="ce56" table:formula="of:=[.B3]*[.D3]" office:value-type="currency" office:currency="PLN" office:value="168.61" calcext:value-type="currency">
            <text:p>168,61 zł</text:p>
          </table:table-cell>
          <table:table-cell table:formula="of:=[.C3]*[.D3]" office:value-type="currency" office:currency="PLN" office:value="114.6" calcext:value-type="currency">
            <text:p>114,60 zł</text:p>
          </table:table-cell>
          <table:table-cell office:value-type="string" calcext:value-type="string">
            <text:p>http://electropark.pl/moduly-gps-gsm/1060-modul-gps-fgpmmop6-are0077.html</text:p>
          </table:table-cell>
          <table:table-cell office:value-type="string" calcext:value-type="string">
            <text:p>https://botland.com.pl/moduly-gps/2291-modul-odbiornika-gps-gps-gms-u5lp.html?search_query=gps&amp;results=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duł GPS Moduł GPS - FGPMMOP6 ARE0077</text:p>
          </table:table-cell>
          <table:table-cell table:style-name="ce56" office:value-type="currency" office:currency="PLN" office:value="89" calcext:value-type="currency">
            <text:p>89,00 zł</text:p>
          </table:table-cell>
          <table:table-cell table:style-name="ce56" office:value-type="currency" office:currency="PLN" office:value="45" calcext:value-type="currency">
            <text:p>45,00 zł</text:p>
          </table:table-cell>
          <table:table-cell office:value-type="float" office:value="2" calcext:value-type="float">
            <text:p>2</text:p>
          </table:table-cell>
          <table:table-cell table:style-name="ce56" table:formula="of:=[.B4]*[.D4]" office:value-type="currency" office:currency="PLN" office:value="178" calcext:value-type="currency">
            <text:p>178,00 zł</text:p>
          </table:table-cell>
          <table:table-cell table:formula="of:=[.C4]*[.D4]" office:value-type="currency" office:currency="PLN" office:value="90" calcext:value-type="currency">
            <text:p>90,00 zł</text:p>
          </table:table-cell>
          <table:table-cell office:value-type="string" calcext:value-type="string">
            <text:p>http://electropark.pl/raspberry/11477-raspberry-pi-3-model-b-wifi-bluetooth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spberry Pi model B WiFi Bluetooth</text:p>
          </table:table-cell>
          <table:table-cell table:number-columns-repeated="2" table:style-name="ce56" office:value-type="currency" office:currency="PLN" office:value="199" calcext:value-type="currency">
            <text:p>199,00 zł</text:p>
          </table:table-cell>
          <table:table-cell office:value-type="float" office:value="2" calcext:value-type="float">
            <text:p>2</text:p>
          </table:table-cell>
          <table:table-cell table:style-name="ce56" table:formula="of:=[.B5]*[.D5]" office:value-type="currency" office:currency="PLN" office:value="398" calcext:value-type="currency">
            <text:p>398,00 zł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/>
          <table:table-cell table:style-name="ce56" table:formula="of:=SUM([.E2:.E5])" office:value-type="currency" office:currency="PLN" office:value="1019.725" calcext:value-type="currency">
            <text:p>1 019,73 zł</text:p>
          </table:table-cell>
          <table:table-cell office:value-type="string" calcext:value-type="string">
            <text:p>Z zam:</text:p>
          </table:table-cell>
          <table:table-cell table:formula="of:=SUM([.F2:.F5])" office:value-type="currency" office:currency="PLN" office:value="392.73" calcext:value-type="currency">
            <text:p>392,73 zł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/>
    <style:font-face style:name="Droid Sans" svg:font-family="'Droid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2"/>
    </number:number-style>
    <number:currency-style style:name="N10109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1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3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3:09:52.0589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6T23:16:25.867237000</dc:date>
    <meta:editing-duration>PT2H37M57S</meta:editing-duration>
    <meta:editing-cycles>11</meta:editing-cycles>
    <meta:generator>LibreOffice/5.2.2.2$MacOSX_X86_64 LibreOffice_project/8f96e87c890bf8fa77463cd4b640a2312823f3ad</meta:generator>
    <meta:document-statistic meta:table-count="4" meta:cell-count="422" meta:object-count="0"/>
  </office:meta>
</office:document-meta>
</file>